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4891288387869386364"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In the past week: 21.7 miles</text:p>
      <text:p text:style-name="P25"><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7479595314682909552"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6158044767758742061"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1"><text:span text:style-name="T10">Warm up:</text:span><text:span text:style-name="T12"> 1 mile in 9:25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1"><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1"><text:span text:style-name="T10">Warm up:</text:span><text:span text:style-name="T12"> 1 mile in 9:20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2"/>
      <text:p text:style-name="P21"><text:span text:style-name="T12"><text:tab/></text:span><text:span text:style-name="T13"><text:tab/><text:tab/><text:tab/><text:tab/><text:tab/><text:tab/><text:tab/><text:tab/><text:tab/><text:tab/><text:tab/><text:tab/><text:tab/><text:tab/><text:tab/><text:tab/><text:tab/><text:tab/><text:tab/></text:span><text:soft-page-break/><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03T11:55:18.90</dc:date>
    <dc:creator>James  Lombardi</dc:creator>
    <meta:editing-duration>P1DT16H15M44S</meta:editing-duration>
    <meta:editing-cycles>213</meta:editing-cycles>
    <meta:generator>OpenOffice/4.1.2$Win32 OpenOffice.org_project/412m3$Build-9782</meta:generator>
    <meta:document-statistic meta:table-count="0" meta:image-count="0" meta:object-count="0" meta:page-count="35" meta:paragraph-count="885" meta:word-count="9483" meta:character-count="46944"/>
  </office:meta>
</office:document-meta>
</file>